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3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3" style:family="table-cell" style:parent-style-name="Default" style:data-style-name="N11"/>
    <style:style style:name="ce4" style:family="table-cell" style:parent-style-name="Default" style:data-style-name="N0"/>
    <style:style style:name="ce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Problem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 =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Cash Flow</text:p>
          </table:table-cell>
          <table:table-cell office:value-type="string" calcext:value-type="string">
            <text:p>Discounted Cash Flow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0000" calcext:value-type="float">
            <text:p>-30000</text:p>
          </table:table-cell>
          <table:table-cell table:formula="of:=[.C5]/((1+0.08)^[.B5])" office:value-type="float" office:value="-30000" calcext:value-type="float">
            <text:p>-3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6]/((1+0.08)^[.B6])" office:value-type="float" office:value="925.925925925926" calcext:value-type="float">
            <text:p>925.92592592592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C7]/((1+0.08)^[.B7])" office:value-type="float" office:value="857.338820301783" calcext:value-type="float">
            <text:p>857.3388203017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[.C8]/((1+0.08)^[.B8])" office:value-type="float" office:value="793.83224102017" calcext:value-type="float">
            <text:p>793.832241020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C9]/((1+0.08)^[.B9])" office:value-type="float" office:value="735.029852796453" calcext:value-type="float">
            <text:p>735.02985279645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formula="of:=[.C10]/((1+0.08)^[.B10])" office:value-type="float" office:value="680.583197033753" calcext:value-type="float">
            <text:p>680.5831970337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[.C11]/((1+0.08)^[.B11])" office:value-type="float" office:value="630.169626883105" calcext:value-type="float">
            <text:p>630.1696268831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formula="of:=[.C12]/((1+0.08)^[.B12])" office:value-type="float" office:value="583.490395262134" calcext:value-type="float">
            <text:p>583.4903952621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35000+1000" office:value-type="float" office:value="36000" calcext:value-type="float">
            <text:p>36000</text:p>
          </table:table-cell>
          <table:table-cell table:formula="of:=[.C13]/((1+0.08)^[.B13])" office:value-type="float" office:value="19449.6798420711" calcext:value-type="float">
            <text:p>19449.67984207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5:.D13])" office:value-type="float" office:value="-5343.95009870555" calcext:value-type="float">
            <text:p>-5343.95009870555</text:p>
          </table:table-cell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table table:name="Problem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V($)=</text:p>
          </table:table-cell>
          <table:table-cell office:value-type="float" office:value="-6720" calcext:value-type="float">
            <text:p>-6720</text:p>
          </table:table-cell>
        </table:table-row>
        <table:table-row table:style-name="ro1">
          <table:table-cell office:value-type="string" calcext:value-type="string">
            <text:p>FV($)=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PMT($)=</text:p>
          </table:table-cell>
          <table:table-cell table:formula="of:=7000*0.064*0.25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=</text:p>
          </table:table-cell>
          <table:table-cell table:formula="of:=4*5" office:value-type="float" office:value="20" calcext:value-type="float">
            <text:p>20</text:p>
          </table:table-cell>
        </table:table-row>
        <table:table-row table:style-name="ro1">
          <table:table-cell table:style-name="ce3" table:formula="of:=RATE([.B4];[.B3];[.B1];[.B2])" office:value-type="percentage" office:value="0.0184088677445932" calcext:value-type="percentage">
            <text:p>1.84%</text:p>
          </table:table-cell>
          <table:table-cell/>
        </table:table-row>
      </table:table>
      <table:table table:name="Problem 6" table:style-name="ta1">
        <table:table-column table:style-name="co1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Step 1</text:p>
          </table:table-cell>
          <table:table-cell table:number-columns-repeated="17"/>
          <table:table-cell office:value-type="string" calcext:value-type="string">
            <text:p>Step 2</text:p>
          </table:table-cell>
          <table:table-cell table:number-columns-repeated="9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Alternative A</text:p>
          </table:table-cell>
          <table:table-cell table:number-columns-repeated="7"/>
          <table:table-cell table:style-name="ce3"/>
          <table:table-cell office:value-type="string" calcext:value-type="string">
            <text:p>Alternative B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Incremental vs B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3"/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est Rate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2" calcext:value-type="percentage">
            <text:p>20.00%</text:p>
          </table:table-cell>
          <table:table-cell/>
          <table:table-cell table:style-name="ce3"/>
          <table:table-cell office:value-type="string" calcext:value-type="string">
            <text:p>Interest Rate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2" calcext:value-type="percentage">
            <text:p>20.00%</text:p>
          </table:table-cell>
          <table:table-cell table:number-columns-repeated="2"/>
          <table:table-cell table:style-name="ce5" office:value-type="string" calcext:value-type="string">
            <text:p>income/payment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9"/>
          <table:table-cell table:style-name="ce3"/>
          <table:table-cell table:number-columns-repeated="9"/>
          <table:table-cell office:value-type="float" office:value="-100" calcext:value-type="float">
            <text:p>-100</text:p>
          </table:table-cell>
          <table:table-cell office:value-type="float" office:value="-150" calcext:value-type="float">
            <text:p>-1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6]-[.U6]" office:value-type="float" office:value="50" calcext:value-type="float">
            <text:p>50</text:p>
          </table:table-cell>
          <table:table-cell table:formula="of:=[.V6]-[.U6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come/Payment</text:p>
          </table:table-cell>
          <table:table-cell office:value-type="string" calcext:value-type="string">
            <text:p>Present Value</text:p>
          </table:table-cell>
          <table:table-cell table:number-columns-repeated="6"/>
          <table:table-cell table:style-name="ce3" office:value-type="string" calcext:value-type="string">
            <text:p>Year</text:p>
          </table:table-cell>
          <table:table-cell office:value-type="string" calcext:value-type="string">
            <text:p>Income/Payment</text:p>
          </table:table-cell>
          <table:table-cell office:value-type="string" calcext:value-type="string">
            <text:p>Present Value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7]-[.U7]" office:value-type="float" office:value="-12" calcext:value-type="float">
            <text:p>-12</text:p>
          </table:table-cell>
          <table:table-cell table:formula="of:=[.V7]-[.U7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formula="of:=[.$B8]/(1+[.C$5])^[.$A8]" office:value-type="float" office:value="-100" calcext:value-type="float">
            <text:p>-100</text:p>
          </table:table-cell>
          <table:table-cell table:formula="of:=[.$B8]/(1+[.D$5])^[.$A8]" office:value-type="float" office:value="-100" calcext:value-type="float">
            <text:p>-100</text:p>
          </table:table-cell>
          <table:table-cell table:formula="of:=[.$B8]/(1+[.E$5])^[.$A8]" office:value-type="float" office:value="-100" calcext:value-type="float">
            <text:p>-100</text:p>
          </table:table-cell>
          <table:table-cell table:formula="of:=[.$B8]/(1+[.F$5])^[.$A8]" office:value-type="float" office:value="-100" calcext:value-type="float">
            <text:p>-100</text:p>
          </table:table-cell>
          <table:table-cell table:formula="of:=[.$B8]/(1+[.G$5])^[.$A8]" office:value-type="float" office:value="-100" calcext:value-type="float">
            <text:p>-100</text:p>
          </table:table-cell>
          <table:table-cell table:formula="of:=[.$B8]/(1+[.H$5])^[.$A8]" office:value-type="float" office:value="-100" calcext:value-type="float">
            <text:p>-10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 table:formula="of:=[.$K8]/(1+[.L$5])^[.$A8]" office:value-type="float" office:value="-150" calcext:value-type="float">
            <text:p>-150</text:p>
          </table:table-cell>
          <table:table-cell table:formula="of:=[.$K8]/(1+[.M$5])^[.$A8]" office:value-type="float" office:value="-150" calcext:value-type="float">
            <text:p>-150</text:p>
          </table:table-cell>
          <table:table-cell table:formula="of:=[.$K8]/(1+[.N$5])^[.$A8]" office:value-type="float" office:value="-150" calcext:value-type="float">
            <text:p>-150</text:p>
          </table:table-cell>
          <table:table-cell table:formula="of:=[.$K8]/(1+[.O$5])^[.$A8]" office:value-type="float" office:value="-150" calcext:value-type="float">
            <text:p>-150</text:p>
          </table:table-cell>
          <table:table-cell table:formula="of:=[.$K8]/(1+[.P$5])^[.$A8]" office:value-type="float" office:value="-150" calcext:value-type="float">
            <text:p>-150</text:p>
          </table:table-cell>
          <table:table-cell table:formula="of:=[.$K8]/(1+[.Q$5])^[.$A8]" office:value-type="float" office:value="-150" calcext:value-type="float">
            <text:p>-150</text:p>
          </table:table-cell>
          <table:table-cell table:number-columns-repeated="2"/>
          <table:table-cell table:formula="of:=[.T7]" office:value-type="float" office:value="30" calcext:value-type="float">
            <text:p>30</text:p>
          </table:table-cell>
          <table:table-cell table:formula="of:=[.U7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8]-[.U8]" office:value-type="float" office:value="-12" calcext:value-type="float">
            <text:p>-12</text:p>
          </table:table-cell>
          <table:table-cell table:formula="of:=[.V8]-[.U8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9]/(1+[.C$5])^[.$A9]" office:value-type="float" office:value="30" calcext:value-type="float">
            <text:p>30</text:p>
          </table:table-cell>
          <table:table-cell table:formula="of:=[.$B9]/(1+[.D$5])^[.$A9]" office:value-type="float" office:value="29.4117647058823" calcext:value-type="float">
            <text:p>29.4117647058823</text:p>
          </table:table-cell>
          <table:table-cell table:formula="of:=[.$B9]/(1+[.E$5])^[.$A9]" office:value-type="float" office:value="28.5714285714286" calcext:value-type="float">
            <text:p>28.5714285714286</text:p>
          </table:table-cell>
          <table:table-cell table:formula="of:=[.$B9]/(1+[.F$5])^[.$A9]" office:value-type="float" office:value="27.2727272727273" calcext:value-type="float">
            <text:p>27.2727272727273</text:p>
          </table:table-cell>
          <table:table-cell table:formula="of:=[.$B9]/(1+[.G$5])^[.$A9]" office:value-type="float" office:value="26.0869565217391" calcext:value-type="float">
            <text:p>26.0869565217391</text:p>
          </table:table-cell>
          <table:table-cell table:formula="of:=[.$B9]/(1+[.H$5])^[.$A9]" office:value-type="float" office:value="25" calcext:value-type="float">
            <text:p>2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$K9]/(1+[.L$5])^[.$A9]" office:value-type="float" office:value="42" calcext:value-type="float">
            <text:p>42</text:p>
          </table:table-cell>
          <table:table-cell table:formula="of:=[.$K9]/(1+[.M$5])^[.$A9]" office:value-type="float" office:value="41.1764705882353" calcext:value-type="float">
            <text:p>41.1764705882353</text:p>
          </table:table-cell>
          <table:table-cell table:formula="of:=[.$K9]/(1+[.N$5])^[.$A9]" office:value-type="float" office:value="40" calcext:value-type="float">
            <text:p>40</text:p>
          </table:table-cell>
          <table:table-cell table:formula="of:=[.$K9]/(1+[.O$5])^[.$A9]" office:value-type="float" office:value="38.1818181818182" calcext:value-type="float">
            <text:p>38.1818181818182</text:p>
          </table:table-cell>
          <table:table-cell table:formula="of:=[.$K9]/(1+[.P$5])^[.$A9]" office:value-type="float" office:value="36.5217391304348" calcext:value-type="float">
            <text:p>36.5217391304348</text:p>
          </table:table-cell>
          <table:table-cell table:formula="of:=[.$K9]/(1+[.Q$5])^[.$A9]" office:value-type="float" office:value="35" calcext:value-type="float">
            <text:p>35</text:p>
          </table:table-cell>
          <table:table-cell table:number-columns-repeated="2"/>
          <table:table-cell table:formula="of:=[.T8]" office:value-type="float" office:value="30" calcext:value-type="float">
            <text:p>30</text:p>
          </table:table-cell>
          <table:table-cell table:formula="of:=[.U8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9]-[.U9]" office:value-type="float" office:value="-12" calcext:value-type="float">
            <text:p>-12</text:p>
          </table:table-cell>
          <table:table-cell table:formula="of:=[.V9]-[.U9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formula="of:=[.B9]" office:value-type="float" office:value="30" calcext:value-type="float">
            <text:p>30</text:p>
          </table:table-cell>
          <table:table-cell table:formula="of:=[.B10]/(1+[.C$5])^[.$A10]" office:value-type="float" office:value="30" calcext:value-type="float">
            <text:p>30</text:p>
          </table:table-cell>
          <table:table-cell table:formula="of:=[.$B10]/(1+[.D$5])^[.$A10]" office:value-type="float" office:value="28.8350634371396" calcext:value-type="float">
            <text:p>28.8350634371396</text:p>
          </table:table-cell>
          <table:table-cell table:formula="of:=[.$B10]/(1+[.E$5])^[.$A10]" office:value-type="float" office:value="27.2108843537415" calcext:value-type="float">
            <text:p>27.2108843537415</text:p>
          </table:table-cell>
          <table:table-cell table:formula="of:=[.$B10]/(1+[.F$5])^[.$A10]" office:value-type="float" office:value="24.7933884297521" calcext:value-type="float">
            <text:p>24.7933884297521</text:p>
          </table:table-cell>
          <table:table-cell table:formula="of:=[.$B10]/(1+[.G$5])^[.$A10]" office:value-type="float" office:value="22.6843100189036" calcext:value-type="float">
            <text:p>22.6843100189036</text:p>
          </table:table-cell>
          <table:table-cell table:formula="of:=[.$B10]/(1+[.H$5])^[.$A10]" office:value-type="float" office:value="20.8333333333333" calcext:value-type="float">
            <text:p>20.833333333333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[.K9]" office:value-type="float" office:value="42" calcext:value-type="float">
            <text:p>42</text:p>
          </table:table-cell>
          <table:table-cell table:formula="of:=[.$K10]/(1+[.L$5])^[.$A10]" office:value-type="float" office:value="42" calcext:value-type="float">
            <text:p>42</text:p>
          </table:table-cell>
          <table:table-cell table:formula="of:=[.$K10]/(1+[.M$5])^[.$A10]" office:value-type="float" office:value="40.3690888119954" calcext:value-type="float">
            <text:p>40.3690888119954</text:p>
          </table:table-cell>
          <table:table-cell table:formula="of:=[.$K10]/(1+[.N$5])^[.$A10]" office:value-type="float" office:value="38.0952380952381" calcext:value-type="float">
            <text:p>38.0952380952381</text:p>
          </table:table-cell>
          <table:table-cell table:formula="of:=[.$K10]/(1+[.O$5])^[.$A10]" office:value-type="float" office:value="34.7107438016529" calcext:value-type="float">
            <text:p>34.7107438016529</text:p>
          </table:table-cell>
          <table:table-cell table:formula="of:=[.$K10]/(1+[.P$5])^[.$A10]" office:value-type="float" office:value="31.758034026465" calcext:value-type="float">
            <text:p>31.758034026465</text:p>
          </table:table-cell>
          <table:table-cell table:formula="of:=[.$K10]/(1+[.Q$5])^[.$A10]" office:value-type="float" office:value="29.1666666666667" calcext:value-type="float">
            <text:p>29.1666666666667</text:p>
          </table:table-cell>
          <table:table-cell table:number-columns-repeated="2"/>
          <table:table-cell table:formula="of:=[.T9]" office:value-type="float" office:value="30" calcext:value-type="float">
            <text:p>30</text:p>
          </table:table-cell>
          <table:table-cell table:formula="of:=[.U9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10]-[.U10]" office:value-type="float" office:value="-12" calcext:value-type="float">
            <text:p>-12</text:p>
          </table:table-cell>
          <table:table-cell table:formula="of:=[.V10]-[.U10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formula="of:=[.B10]" office:value-type="float" office:value="30" calcext:value-type="float">
            <text:p>30</text:p>
          </table:table-cell>
          <table:table-cell table:formula="of:=[.B11]/(1+[.C$5])^[.$A11]" office:value-type="float" office:value="30" calcext:value-type="float">
            <text:p>30</text:p>
          </table:table-cell>
          <table:table-cell table:formula="of:=[.$B11]/(1+[.D$5])^[.$A11]" office:value-type="float" office:value="28.2696700364113" calcext:value-type="float">
            <text:p>28.2696700364113</text:p>
          </table:table-cell>
          <table:table-cell table:formula="of:=[.$B11]/(1+[.E$5])^[.$A11]" office:value-type="float" office:value="25.9151279559443" calcext:value-type="float">
            <text:p>25.9151279559443</text:p>
          </table:table-cell>
          <table:table-cell table:formula="of:=[.$B11]/(1+[.F$5])^[.$A11]" office:value-type="float" office:value="22.5394440270473" calcext:value-type="float">
            <text:p>22.5394440270473</text:p>
          </table:table-cell>
          <table:table-cell table:formula="of:=[.$B11]/(1+[.G$5])^[.$A11]" office:value-type="float" office:value="19.7254869729596" calcext:value-type="float">
            <text:p>19.7254869729596</text:p>
          </table:table-cell>
          <table:table-cell table:formula="of:=[.$B11]/(1+[.H$5])^[.$A11]" office:value-type="float" office:value="17.3611111111111" calcext:value-type="float">
            <text:p>17.361111111111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formula="of:=[.K10]" office:value-type="float" office:value="42" calcext:value-type="float">
            <text:p>42</text:p>
          </table:table-cell>
          <table:table-cell table:formula="of:=[.$K11]/(1+[.L$5])^[.$A11]" office:value-type="float" office:value="42" calcext:value-type="float">
            <text:p>42</text:p>
          </table:table-cell>
          <table:table-cell table:formula="of:=[.$K11]/(1+[.M$5])^[.$A11]" office:value-type="float" office:value="39.5775380509759" calcext:value-type="float">
            <text:p>39.5775380509759</text:p>
          </table:table-cell>
          <table:table-cell table:formula="of:=[.$K11]/(1+[.N$5])^[.$A11]" office:value-type="float" office:value="36.281179138322" calcext:value-type="float">
            <text:p>36.281179138322</text:p>
          </table:table-cell>
          <table:table-cell table:formula="of:=[.$K11]/(1+[.O$5])^[.$A11]" office:value-type="float" office:value="31.5552216378663" calcext:value-type="float">
            <text:p>31.5552216378663</text:p>
          </table:table-cell>
          <table:table-cell table:formula="of:=[.$K11]/(1+[.P$5])^[.$A11]" office:value-type="float" office:value="27.6156817621435" calcext:value-type="float">
            <text:p>27.6156817621435</text:p>
          </table:table-cell>
          <table:table-cell table:formula="of:=[.$K11]/(1+[.Q$5])^[.$A11]" office:value-type="float" office:value="24.3055555555556" calcext:value-type="float">
            <text:p>24.3055555555556</text:p>
          </table:table-cell>
          <table:table-cell table:number-columns-repeated="2"/>
          <table:table-cell table:formula="of:=[.T10]" office:value-type="float" office:value="30" calcext:value-type="float">
            <text:p>30</text:p>
          </table:table-cell>
          <table:table-cell table:formula="of:=[.U10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11]-[.U11]" office:value-type="float" office:value="-12" calcext:value-type="float">
            <text:p>-12</text:p>
          </table:table-cell>
          <table:table-cell table:formula="of:=[.V11]-[.U11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formula="of:=[.B11]" office:value-type="float" office:value="30" calcext:value-type="float">
            <text:p>30</text:p>
          </table:table-cell>
          <table:table-cell table:formula="of:=[.B12]/(1+[.C$5])^[.$A12]" office:value-type="float" office:value="30" calcext:value-type="float">
            <text:p>30</text:p>
          </table:table-cell>
          <table:table-cell table:formula="of:=[.$B12]/(1+[.D$5])^[.$A12]" office:value-type="float" office:value="27.7153627807954" calcext:value-type="float">
            <text:p>27.7153627807954</text:p>
          </table:table-cell>
          <table:table-cell table:formula="of:=[.$B12]/(1+[.E$5])^[.$A12]" office:value-type="float" office:value="24.6810742437565" calcext:value-type="float">
            <text:p>24.6810742437565</text:p>
          </table:table-cell>
          <table:table-cell table:formula="of:=[.$B12]/(1+[.F$5])^[.$A12]" office:value-type="float" office:value="20.4904036609521" calcext:value-type="float">
            <text:p>20.4904036609521</text:p>
          </table:table-cell>
          <table:table-cell table:formula="of:=[.$B12]/(1+[.G$5])^[.$A12]" office:value-type="float" office:value="17.152597367791" calcext:value-type="float">
            <text:p>17.152597367791</text:p>
          </table:table-cell>
          <table:table-cell table:formula="of:=[.$B12]/(1+[.H$5])^[.$A12]" office:value-type="float" office:value="14.4675925925926" calcext:value-type="float">
            <text:p>14.4675925925926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formula="of:=[.K11]" office:value-type="float" office:value="42" calcext:value-type="float">
            <text:p>42</text:p>
          </table:table-cell>
          <table:table-cell table:formula="of:=[.$K12]/(1+[.L$5])^[.$A12]" office:value-type="float" office:value="42" calcext:value-type="float">
            <text:p>42</text:p>
          </table:table-cell>
          <table:table-cell table:formula="of:=[.$K12]/(1+[.M$5])^[.$A12]" office:value-type="float" office:value="38.8015078931136" calcext:value-type="float">
            <text:p>38.8015078931136</text:p>
          </table:table-cell>
          <table:table-cell table:formula="of:=[.$K12]/(1+[.N$5])^[.$A12]" office:value-type="float" office:value="34.553503941259" calcext:value-type="float">
            <text:p>34.553503941259</text:p>
          </table:table-cell>
          <table:table-cell table:formula="of:=[.$K12]/(1+[.O$5])^[.$A12]" office:value-type="float" office:value="28.686565125333" calcext:value-type="float">
            <text:p>28.686565125333</text:p>
          </table:table-cell>
          <table:table-cell table:formula="of:=[.$K12]/(1+[.P$5])^[.$A12]" office:value-type="float" office:value="24.0136363149074" calcext:value-type="float">
            <text:p>24.0136363149074</text:p>
          </table:table-cell>
          <table:table-cell table:formula="of:=[.$K12]/(1+[.Q$5])^[.$A12]" office:value-type="float" office:value="20.2546296296296" calcext:value-type="float">
            <text:p>20.2546296296296</text:p>
          </table:table-cell>
          <table:table-cell table:number-columns-repeated="1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formula="of:=[.B12]" office:value-type="float" office:value="30" calcext:value-type="float">
            <text:p>30</text:p>
          </table:table-cell>
          <table:table-cell table:formula="of:=[.B13]/(1+[.C$5])^[.$A13]" office:value-type="float" office:value="30" calcext:value-type="float">
            <text:p>30</text:p>
          </table:table-cell>
          <table:table-cell table:formula="of:=[.$B13]/(1+[.D$5])^[.$A13]" office:value-type="float" office:value="27.1719242948975" calcext:value-type="float">
            <text:p>27.1719242948975</text:p>
          </table:table-cell>
          <table:table-cell table:formula="of:=[.$B13]/(1+[.E$5])^[.$A13]" office:value-type="float" office:value="23.5057849940538" calcext:value-type="float">
            <text:p>23.5057849940538</text:p>
          </table:table-cell>
          <table:table-cell table:formula="of:=[.$B13]/(1+[.F$5])^[.$A13]" office:value-type="float" office:value="18.6276396917747" calcext:value-type="float">
            <text:p>18.6276396917747</text:p>
          </table:table-cell>
          <table:table-cell table:formula="of:=[.$B13]/(1+[.G$5])^[.$A13]" office:value-type="float" office:value="14.9153020589487" calcext:value-type="float">
            <text:p>14.9153020589487</text:p>
          </table:table-cell>
          <table:table-cell table:formula="of:=[.$B13]/(1+[.H$5])^[.$A13]" office:value-type="float" office:value="12.0563271604938" calcext:value-type="float">
            <text:p>12.0563271604938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formula="of:=[.K12]" office:value-type="float" office:value="42" calcext:value-type="float">
            <text:p>42</text:p>
          </table:table-cell>
          <table:table-cell table:formula="of:=[.$K13]/(1+[.L$5])^[.$A13]" office:value-type="float" office:value="42" calcext:value-type="float">
            <text:p>42</text:p>
          </table:table-cell>
          <table:table-cell table:formula="of:=[.$K13]/(1+[.M$5])^[.$A13]" office:value-type="float" office:value="38.0406940128565" calcext:value-type="float">
            <text:p>38.0406940128565</text:p>
          </table:table-cell>
          <table:table-cell table:formula="of:=[.$K13]/(1+[.N$5])^[.$A13]" office:value-type="float" office:value="32.9080989916753" calcext:value-type="float">
            <text:p>32.9080989916753</text:p>
          </table:table-cell>
          <table:table-cell table:formula="of:=[.$K13]/(1+[.O$5])^[.$A13]" office:value-type="float" office:value="26.0786955684845" calcext:value-type="float">
            <text:p>26.0786955684845</text:p>
          </table:table-cell>
          <table:table-cell table:formula="of:=[.$K13]/(1+[.P$5])^[.$A13]" office:value-type="float" office:value="20.8814228825282" calcext:value-type="float">
            <text:p>20.8814228825282</text:p>
          </table:table-cell>
          <table:table-cell table:formula="of:=[.$K13]/(1+[.Q$5])^[.$A13]" office:value-type="float" office:value="16.8788580246914" calcext:value-type="float">
            <text:p>16.8788580246914</text:p>
          </table:table-cell>
          <table:table-cell/>
          <table:table-cell office:value-type="string" calcext:value-type="string">
            <text:p>IRR:</text:p>
          </table:table-cell>
          <table:table-cell table:style-name="ce3" table:formula="of:=IRR([.T6:.T11])" office:value-type="percentage" office:value="0.152382371166306" calcext:value-type="percentage">
            <text:p>15.24%</text:p>
          </table:table-cell>
          <table:table-cell table:style-name="ce3" table:formula="of:=IRR([.U6:.U11])" office:value-type="percentage" office:value="0.123762414568676" calcext:value-type="percentage">
            <text:p>12.38%</text:p>
          </table:table-cell>
          <table:table-cell table:style-name="ce3" table:number-columns-repeated="2"/>
          <table:table-cell table:style-name="ce3" table:formula="of:=IRR([.X6:.X11])" office:value-type="percentage" office:value="0.0640224076431011" calcext:value-type="percentage">
            <text:p>6.40%</text:p>
          </table:table-cell>
          <table:table-cell table:style-name="ce3" table:formula="of:=IRR([.Y6:.Y11])" office:value-type="percentage" office:value="0.123762414568676" calcext:value-type="percentage">
            <text:p>12.38%</text:p>
          </table:table-cell>
          <table:table-cell table:style-name="ce3" table:number-columns-repeated="3"/>
        </table:table-row>
        <table:table-row table:style-name="ro1">
          <table:table-cell table:style-name="ce4"/>
          <table:table-cell table:number-columns-repeated="8"/>
          <table:table-cell table:style-name="ce4"/>
          <table:table-cell table:number-columns-repeated="18"/>
        </table:table-row>
        <table:table-row table:style-name="ro1">
          <table:table-cell table:style-name="ce4"/>
          <table:table-cell office:value-type="string" calcext:value-type="string">
            <text:p>Net Present Value</text:p>
          </table:table-cell>
          <table:table-cell table:formula="of:=SUM([.C8:.C13])" office:value-type="float" office:value="50" calcext:value-type="float">
            <text:p>50</text:p>
          </table:table-cell>
          <table:table-cell table:formula="of:=SUM([.D8:.D13])" office:value-type="float" office:value="41.4037852551262" calcext:value-type="float">
            <text:p>41.4037852551262</text:p>
          </table:table-cell>
          <table:table-cell table:formula="of:=SUM([.E8:.E13])" office:value-type="float" office:value="29.8843001189246" calcext:value-type="float">
            <text:p>29.8843001189246</text:p>
          </table:table-cell>
          <table:table-cell table:formula="of:=SUM([.F8:.F13])" office:value-type="float" office:value="13.7236030822534" calcext:value-type="float">
            <text:p>13.7236030822534</text:p>
          </table:table-cell>
          <table:table-cell table:formula="of:=SUM([.G8:.G13])" office:value-type="float" office:value="0.564652940342072" calcext:value-type="float">
            <text:p>0.564652940342072</text:p>
          </table:table-cell>
          <table:table-cell table:formula="of:=SUM([.H8:.H13])" office:value-type="float" office:value="-10.2816358024691" calcext:value-type="float">
            <text:p>-10.2816358024691</text:p>
          </table:table-cell>
          <table:table-cell/>
          <table:table-cell table:style-name="ce4"/>
          <table:table-cell office:value-type="string" calcext:value-type="string">
            <text:p>Net Present Value</text:p>
          </table:table-cell>
          <table:table-cell table:formula="of:=SUM([.L8:.L13])" office:value-type="float" office:value="60" calcext:value-type="float">
            <text:p>60</text:p>
          </table:table-cell>
          <table:table-cell table:formula="of:=SUM([.M8:.M13])" office:value-type="float" office:value="47.9652993571766" calcext:value-type="float">
            <text:p>47.9652993571766</text:p>
          </table:table-cell>
          <table:table-cell table:formula="of:=SUM([.N8:.N13])" office:value-type="float" office:value="31.8380201664944" calcext:value-type="float">
            <text:p>31.8380201664944</text:p>
          </table:table-cell>
          <table:table-cell table:formula="of:=SUM([.O8:.O13])" office:value-type="float" office:value="9.2130443151548" calcext:value-type="float">
            <text:p>9.2130443151548</text:p>
          </table:table-cell>
          <table:table-cell table:formula="of:=SUM([.P8:.P13])" office:value-type="float" office:value="-9.2094858835211" calcext:value-type="float">
            <text:p>-9.2094858835211</text:p>
          </table:table-cell>
          <table:table-cell table:formula="of:=SUM([.Q8:.Q13])" office:value-type="float" office:value="-24.3942901234568" calcext:value-type="float">
            <text:p>-24.3942901234568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IRR</text:p>
          </table:table-cell>
          <table:table-cell table:style-name="ce3" table:formula="of:=IRR([.B8:.B13])" office:value-type="percentage" office:value="0.152382371166306" calcext:value-type="percentage">
            <text:p>15.24%</text:p>
          </table:table-cell>
          <table:table-cell table:number-columns-repeated="7"/>
          <table:table-cell table:style-name="ce4" office:value-type="string" calcext:value-type="string">
            <text:p>IRR</text:p>
          </table:table-cell>
          <table:table-cell table:style-name="ce3" table:formula="of:=IRR([.K8:.K13])" office:value-type="percentage" office:value="0.123762414568676" calcext:value-type="percentage">
            <text:p>12.38%</text:p>
          </table:table-cell>
          <table:table-cell table:number-columns-repeated="17"/>
        </table:table-row>
        <table:table-row table:style-name="ro1" table:number-rows-repeated="2">
          <table:table-cell table:style-name="ce4"/>
          <table:table-cell table:number-columns-repeated="27"/>
        </table:table-row>
        <table:table-row table:style-name="ro1">
          <table:table-cell table:style-name="ce4"/>
          <table:table-cell table:number-columns-repeated="18"/>
          <table:table-cell office:value-type="string" calcext:value-type="string">
            <text:p>Choice Table:</text:p>
          </table:table-cell>
          <table:table-cell table:number-columns-repeated="8"/>
        </table:table-row>
        <table:table-row table:style-name="ro1">
          <table:table-cell table:style-name="ce4"/>
          <table:table-cell table:number-columns-repeated="17"/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 borrowing rate &lt;=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Select B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17"/>
          <table:table-cell office:value-type="string" calcext:value-type="string">
            <text:p>If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&lt; borrowing rate &lt;=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Select A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17"/>
          <table:table-cell office:value-type="string" calcext:value-type="string">
            <text:p>If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&lt; borrowing rate &lt;=</text:p>
          </table:table-cell>
          <table:table-cell/>
          <table:table-cell office:value-type="string" calcext:value-type="string">
            <text:p>Do nothing</text:p>
          </table:table-cell>
          <table:table-cell table:number-columns-repeated="5"/>
        </table:table-row>
        <table:table-row table:style-name="ro1" table:number-rows-repeated="6">
          <table:table-cell table:style-name="ce4"/>
          <table:table-cell table:number-columns-repeated="27"/>
        </table:table-row>
        <table:table-row table:style-name="ro1" table:number-rows-repeated="73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1T15:08:49.947000000</meta:creation-date>
    <dc:date>2023-02-01T00:43:35.349000000</dc:date>
    <meta:editing-duration>PT1H33M27S</meta:editing-duration>
    <meta:editing-cycles>3</meta:editing-cycles>
    <meta:generator>LibreOffice/7.3.2.2$Windows_X86_64 LibreOffice_project/49f2b1bff42cfccbd8f788c8dc32c1c309559be0</meta:generator>
    <meta:document-statistic meta:table-count="3" meta:cell-count="239" meta:object-count="0"/>
  </office:meta>
</office:document-meta>
</file>